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13b9c6" officeooo:paragraph-rsid="001f4d08"/>
    </style:style>
    <style:style style:name="P3" style:family="paragraph" style:parent-style-name="Standard">
      <style:text-properties officeooo:rsid="0014bc32" officeooo:paragraph-rsid="0014bc32"/>
    </style:style>
    <style:style style:name="P4" style:family="paragraph" style:parent-style-name="Standard">
      <style:text-properties officeooo:rsid="003fe11a" officeooo:paragraph-rsid="003fe11a"/>
    </style:style>
    <style:style style:name="P5" style:family="paragraph" style:parent-style-name="Standard">
      <style:text-properties officeooo:rsid="003fe11a" officeooo:paragraph-rsid="00447adf"/>
    </style:style>
    <style:style style:name="P6" style:family="paragraph" style:parent-style-name="Standard">
      <style:text-properties officeooo:rsid="003fe11a" officeooo:paragraph-rsid="00477933"/>
    </style:style>
    <style:style style:name="P7" style:family="paragraph" style:parent-style-name="Standard">
      <style:text-properties officeooo:rsid="003fe11a" officeooo:paragraph-rsid="004c90cb"/>
    </style:style>
    <style:style style:name="P8" style:family="paragraph" style:parent-style-name="Standard">
      <style:text-properties officeooo:rsid="003fe11a" officeooo:paragraph-rsid="004e62e6"/>
    </style:style>
    <style:style style:name="P9" style:family="paragraph" style:parent-style-name="Standard">
      <style:text-properties officeooo:rsid="003fe11a" officeooo:paragraph-rsid="005492ef"/>
    </style:style>
    <style:style style:name="P10" style:family="paragraph" style:parent-style-name="Standard">
      <style:text-properties officeooo:rsid="003fe11a" officeooo:paragraph-rsid="0054c45f"/>
    </style:style>
    <style:style style:name="P11" style:family="paragraph" style:parent-style-name="Standard">
      <style:text-properties officeooo:rsid="003fe11a" officeooo:paragraph-rsid="0056b477"/>
    </style:style>
    <style:style style:name="P12" style:family="paragraph" style:parent-style-name="Standard">
      <style:text-properties officeooo:rsid="003fe11a" officeooo:paragraph-rsid="005a74a8"/>
    </style:style>
    <style:style style:name="P13" style:family="paragraph" style:parent-style-name="Standard">
      <style:text-properties officeooo:rsid="003fe11a" officeooo:paragraph-rsid="005b90b8"/>
    </style:style>
    <style:style style:name="P14" style:family="paragraph" style:parent-style-name="Standard">
      <style:text-properties officeooo:rsid="003fe11a" officeooo:paragraph-rsid="005cc6c1"/>
    </style:style>
    <style:style style:name="P15" style:family="paragraph" style:parent-style-name="Standard">
      <style:text-properties officeooo:rsid="003fe11a" officeooo:paragraph-rsid="0067efef"/>
    </style:style>
    <style:style style:name="P16" style:family="paragraph" style:parent-style-name="Standard">
      <style:text-properties officeooo:rsid="003fe11a" officeooo:paragraph-rsid="001c4b54"/>
    </style:style>
    <style:style style:name="P17" style:family="paragraph" style:parent-style-name="Standard">
      <style:text-properties officeooo:rsid="003fe11a" officeooo:paragraph-rsid="0073a6fb"/>
    </style:style>
    <style:style style:name="P18" style:family="paragraph" style:parent-style-name="Standard">
      <style:text-properties officeooo:rsid="003fe11a" officeooo:paragraph-rsid="00754b37"/>
    </style:style>
    <style:style style:name="P19" style:family="paragraph" style:parent-style-name="Standard">
      <style:text-properties officeooo:rsid="003fe11a" officeooo:paragraph-rsid="0076e85c"/>
    </style:style>
    <style:style style:name="P20" style:family="paragraph" style:parent-style-name="Standard">
      <style:text-properties officeooo:rsid="003fe11a" officeooo:paragraph-rsid="00654ad1"/>
    </style:style>
    <style:style style:name="P21" style:family="paragraph" style:parent-style-name="Standard">
      <style:text-properties officeooo:rsid="003fe11a" officeooo:paragraph-rsid="007d45c2"/>
    </style:style>
    <style:style style:name="P22" style:family="paragraph" style:parent-style-name="Standard">
      <style:text-properties officeooo:rsid="003fe11a" officeooo:paragraph-rsid="008d8188"/>
    </style:style>
    <style:style style:name="P23" style:family="paragraph" style:parent-style-name="Standard">
      <style:text-properties officeooo:rsid="003fe11a" officeooo:paragraph-rsid="008deb7e"/>
    </style:style>
    <style:style style:name="P24" style:family="paragraph" style:parent-style-name="Standard">
      <style:text-properties officeooo:rsid="003fe11a" officeooo:paragraph-rsid="00a3dbd9"/>
    </style:style>
    <style:style style:name="P25" style:family="paragraph" style:parent-style-name="Standard">
      <style:text-properties officeooo:rsid="003fe11a" officeooo:paragraph-rsid="00abf184"/>
    </style:style>
    <style:style style:name="P26" style:family="paragraph" style:parent-style-name="Standard">
      <style:text-properties officeooo:rsid="003fe11a" officeooo:paragraph-rsid="00ac802a"/>
    </style:style>
    <style:style style:name="P27" style:family="paragraph" style:parent-style-name="Standard">
      <style:text-properties officeooo:rsid="003fe11a" officeooo:paragraph-rsid="00ade0ab"/>
    </style:style>
    <style:style style:name="P28" style:family="paragraph" style:parent-style-name="Standard">
      <style:text-properties officeooo:rsid="003fe11a" officeooo:paragraph-rsid="005f77dd"/>
    </style:style>
    <style:style style:name="P29" style:family="paragraph" style:parent-style-name="Standard">
      <style:text-properties officeooo:rsid="003fe11a" officeooo:paragraph-rsid="00a4b014"/>
    </style:style>
    <style:style style:name="P30" style:family="paragraph" style:parent-style-name="Standard">
      <style:text-properties officeooo:rsid="0048e519" officeooo:paragraph-rsid="0048e519"/>
    </style:style>
    <style:style style:name="P31" style:family="paragraph" style:parent-style-name="Standard">
      <style:text-properties officeooo:rsid="0048e519" officeooo:paragraph-rsid="0058e962"/>
    </style:style>
    <style:style style:name="P32" style:family="paragraph" style:parent-style-name="Standard">
      <style:text-properties officeooo:rsid="0048e519" officeooo:paragraph-rsid="003fe11a"/>
    </style:style>
    <style:style style:name="P33" style:family="paragraph" style:parent-style-name="Standard">
      <style:text-properties officeooo:rsid="004a684a" officeooo:paragraph-rsid="004a684a"/>
    </style:style>
    <style:style style:name="P34" style:family="paragraph" style:parent-style-name="Standard">
      <style:text-properties officeooo:rsid="004e62e6" officeooo:paragraph-rsid="004e62e6"/>
    </style:style>
    <style:style style:name="P35" style:family="paragraph" style:parent-style-name="Standard">
      <style:text-properties officeooo:rsid="005492ef" officeooo:paragraph-rsid="005492ef"/>
    </style:style>
    <style:style style:name="P36" style:family="paragraph" style:parent-style-name="Standard">
      <style:text-properties officeooo:rsid="0054e3bd" officeooo:paragraph-rsid="0054e3bd"/>
    </style:style>
    <style:style style:name="P37" style:family="paragraph" style:parent-style-name="Standard">
      <style:text-properties officeooo:rsid="0058e962" officeooo:paragraph-rsid="0058e962"/>
    </style:style>
    <style:style style:name="P38" style:family="paragraph" style:parent-style-name="Standard">
      <style:text-properties officeooo:rsid="005dd136" officeooo:paragraph-rsid="005dd136"/>
    </style:style>
    <style:style style:name="P39" style:family="paragraph" style:parent-style-name="Standard">
      <style:text-properties officeooo:rsid="005f77dd" officeooo:paragraph-rsid="005f77dd"/>
    </style:style>
    <style:style style:name="P40" style:family="paragraph" style:parent-style-name="Standard">
      <style:text-properties officeooo:rsid="005f99cd" officeooo:paragraph-rsid="005f99cd"/>
    </style:style>
    <style:style style:name="P41" style:family="paragraph" style:parent-style-name="Standard">
      <style:text-properties officeooo:rsid="005f9ac7" officeooo:paragraph-rsid="005f9ac7"/>
    </style:style>
    <style:style style:name="P42" style:family="paragraph" style:parent-style-name="Standard">
      <style:text-properties officeooo:rsid="00604520" officeooo:paragraph-rsid="00604520"/>
    </style:style>
    <style:style style:name="P43" style:family="paragraph" style:parent-style-name="Standard">
      <style:text-properties officeooo:rsid="0061f5e9" officeooo:paragraph-rsid="0061f5e9"/>
    </style:style>
    <style:style style:name="P44" style:family="paragraph" style:parent-style-name="Standard">
      <style:text-properties officeooo:rsid="00636fdc" officeooo:paragraph-rsid="00654ad1"/>
    </style:style>
    <style:style style:name="P45" style:family="paragraph" style:parent-style-name="Standard">
      <style:text-properties officeooo:rsid="00654ad1" officeooo:paragraph-rsid="00654ad1"/>
    </style:style>
    <style:style style:name="P46" style:family="paragraph" style:parent-style-name="Standard">
      <style:text-properties officeooo:rsid="006783be" officeooo:paragraph-rsid="006783be"/>
    </style:style>
    <style:style style:name="P47" style:family="paragraph" style:parent-style-name="Standard">
      <style:text-properties officeooo:rsid="0067d0e2" officeooo:paragraph-rsid="0067d0e2"/>
    </style:style>
    <style:style style:name="P48" style:family="paragraph" style:parent-style-name="Standard">
      <style:text-properties officeooo:rsid="0067efef" officeooo:paragraph-rsid="0067efef"/>
    </style:style>
    <style:style style:name="P49" style:family="paragraph" style:parent-style-name="Standard">
      <style:text-properties officeooo:rsid="005b90b8" officeooo:paragraph-rsid="005b90b8"/>
    </style:style>
    <style:style style:name="P50" style:family="paragraph" style:parent-style-name="Standard">
      <style:text-properties officeooo:rsid="0056b477" officeooo:paragraph-rsid="0056b477"/>
    </style:style>
    <style:style style:name="P51" style:family="paragraph" style:parent-style-name="Standard">
      <style:text-properties officeooo:rsid="005d8645" officeooo:paragraph-rsid="005cc6c1"/>
    </style:style>
    <style:style style:name="P52" style:family="paragraph" style:parent-style-name="Standard">
      <style:text-properties officeooo:rsid="005cc6c1" officeooo:paragraph-rsid="005cc6c1"/>
    </style:style>
    <style:style style:name="P53" style:family="paragraph" style:parent-style-name="Standard">
      <style:text-properties officeooo:rsid="005cc6c1" officeooo:paragraph-rsid="009fe940"/>
    </style:style>
    <style:style style:name="P54" style:family="paragraph" style:parent-style-name="Standard">
      <style:text-properties officeooo:rsid="006dd563" officeooo:paragraph-rsid="006dd563"/>
    </style:style>
    <style:style style:name="P55" style:family="paragraph" style:parent-style-name="Standard">
      <style:text-properties officeooo:rsid="0077135c" officeooo:paragraph-rsid="0077135c"/>
    </style:style>
    <style:style style:name="P56" style:family="paragraph" style:parent-style-name="Standard">
      <style:text-properties officeooo:rsid="0084214a" officeooo:paragraph-rsid="0084214a"/>
    </style:style>
    <style:style style:name="P57" style:family="paragraph" style:parent-style-name="Standard">
      <style:text-properties officeooo:rsid="008d8188" officeooo:paragraph-rsid="008d8188"/>
    </style:style>
    <style:style style:name="P58" style:family="paragraph" style:parent-style-name="Standard">
      <style:text-properties officeooo:rsid="00910f41" officeooo:paragraph-rsid="00910f41"/>
    </style:style>
    <style:style style:name="P59" style:family="paragraph" style:parent-style-name="Standard">
      <style:text-properties officeooo:rsid="0073a6fb" officeooo:paragraph-rsid="0073a6fb"/>
    </style:style>
    <style:style style:name="P60" style:family="paragraph" style:parent-style-name="Standard">
      <style:text-properties officeooo:rsid="007d45c2" officeooo:paragraph-rsid="007d45c2"/>
    </style:style>
    <style:style style:name="P61" style:family="paragraph" style:parent-style-name="Standard">
      <style:text-properties officeooo:rsid="008deb7e" officeooo:paragraph-rsid="008deb7e"/>
    </style:style>
    <style:style style:name="P62" style:family="paragraph" style:parent-style-name="Standard">
      <style:text-properties officeooo:rsid="009a4857" officeooo:paragraph-rsid="009a4857"/>
    </style:style>
    <style:style style:name="P63" style:family="paragraph" style:parent-style-name="Standard">
      <style:text-properties officeooo:rsid="009df7a7" officeooo:paragraph-rsid="009df7a7"/>
    </style:style>
    <style:style style:name="P64" style:family="paragraph" style:parent-style-name="Standard">
      <style:text-properties officeooo:rsid="009f4d82" officeooo:paragraph-rsid="009f4d82"/>
    </style:style>
    <style:style style:name="P65" style:family="paragraph" style:parent-style-name="Standard">
      <style:text-properties style:font-name="DejaVu Sans Mono" fo:font-size="10pt" officeooo:rsid="009df7a7" officeooo:paragraph-rsid="009df7a7" style:font-size-asian="10pt" style:font-size-complex="10pt"/>
    </style:style>
    <style:style style:name="P66" style:family="paragraph" style:parent-style-name="Standard">
      <style:text-properties style:font-name="DejaVu Sans Mono" fo:font-size="10pt" officeooo:rsid="009f4d82" officeooo:paragraph-rsid="009f4d82" style:font-size-asian="10pt" style:font-size-complex="10pt"/>
    </style:style>
    <style:style style:name="P67" style:family="paragraph" style:parent-style-name="Standard">
      <style:text-properties officeooo:rsid="00a25dc9" officeooo:paragraph-rsid="00a25dc9"/>
    </style:style>
    <style:style style:name="P68" style:family="paragraph" style:parent-style-name="Standard">
      <style:text-properties officeooo:rsid="00a4b014" officeooo:paragraph-rsid="00a4b014"/>
    </style:style>
    <style:style style:name="P69" style:family="paragraph" style:parent-style-name="Standard">
      <style:text-properties officeooo:rsid="00a66e88" officeooo:paragraph-rsid="00a66e88"/>
    </style:style>
    <style:style style:name="P70" style:family="paragraph" style:parent-style-name="Standard">
      <style:text-properties officeooo:rsid="009fe940" officeooo:paragraph-rsid="009fe940"/>
    </style:style>
    <style:style style:name="P71" style:family="paragraph" style:parent-style-name="Standard">
      <style:text-properties fo:font-weight="bold" officeooo:rsid="003fe11a" officeooo:paragraph-rsid="00abf184" style:font-weight-asian="bold" style:font-weight-complex="bold"/>
    </style:style>
    <style:style style:name="P72" style:family="paragraph" style:parent-style-name="Standard">
      <style:text-properties fo:font-weight="bold" officeooo:rsid="003fe11a" officeooo:paragraph-rsid="005a74a8" style:font-weight-asian="bold" style:font-weight-complex="bold"/>
    </style:style>
    <style:style style:name="P73" style:family="paragraph" style:parent-style-name="Standard">
      <style:text-properties fo:font-weight="bold" officeooo:rsid="003fe11a" officeooo:paragraph-rsid="00ade0ab" style:font-weight-asian="bold" style:font-weight-complex="bold"/>
    </style:style>
    <style:style style:name="P74" style:family="paragraph" style:parent-style-name="Standard">
      <style:text-properties fo:font-weight="bold" officeooo:rsid="009a4857" officeooo:paragraph-rsid="009a4857" style:font-weight-asian="bold" style:font-weight-complex="bold"/>
    </style:style>
    <style:style style:name="P75" style:family="paragraph" style:parent-style-name="Standard">
      <style:text-properties officeooo:rsid="005a74a8" officeooo:paragraph-rsid="00ac802a"/>
    </style:style>
    <style:style style:name="P76" style:family="paragraph" style:parent-style-name="Standard">
      <style:text-properties officeooo:rsid="00aecd57" officeooo:paragraph-rsid="00aecd57"/>
    </style:style>
    <style:style style:name="P77" style:family="paragraph" style:parent-style-name="Standard">
      <style:paragraph-properties fo:break-before="page"/>
      <style:text-properties officeooo:rsid="0013b9c6" officeooo:paragraph-rsid="001f4d08"/>
    </style:style>
    <style:style style:name="P78" style:family="paragraph" style:parent-style-name="Text_20_body">
      <style:text-properties officeooo:paragraph-rsid="003fe11a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officeooo:rsid="009a4857" officeooo:paragraph-rsid="009a4857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officeooo:rsid="009c19a7" officeooo:paragraph-rsid="009c19a7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rsid="009a4857" officeooo:paragraph-rsid="009a4857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weight="bold" officeooo:rsid="009a4857" officeooo:paragraph-rsid="009a4857" style:font-weight-asian="bold" style:font-weight-complex="bold"/>
    </style:style>
    <style:style style:name="P83" style:family="paragraph" style:parent-style-name="Standard">
      <style:paragraph-properties fo:margin-left="0cm" fo:margin-right="0cm" fo:text-indent="0cm" style:auto-text-indent="false"/>
      <style:text-properties officeooo:rsid="003fe11a" officeooo:paragraph-rsid="009a4857"/>
    </style:style>
    <style:style style:name="P84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85" style:family="paragraph" style:parent-style-name="Heading_20_5">
      <style:text-properties officeooo:rsid="003c5ace" officeooo:paragraph-rsid="003fe11a"/>
    </style:style>
    <style:style style:name="P86" style:family="paragraph" style:parent-style-name="Heading_20_5">
      <style:text-properties officeooo:rsid="003c5ace" officeooo:paragraph-rsid="00409175"/>
    </style:style>
    <style:style style:name="P87" style:family="paragraph" style:parent-style-name="Heading_20_5">
      <style:text-properties officeooo:rsid="003c5ace" officeooo:paragraph-rsid="0040f2fb"/>
    </style:style>
    <style:style style:name="P88" style:family="paragraph" style:parent-style-name="Heading_20_5">
      <style:text-properties officeooo:rsid="003c5ace" officeooo:paragraph-rsid="005b90b8"/>
    </style:style>
    <style:style style:name="P89" style:family="paragraph" style:parent-style-name="Heading_20_5">
      <style:text-properties officeooo:rsid="003c5ace" officeooo:paragraph-rsid="0056b477"/>
    </style:style>
    <style:style style:name="P90" style:family="paragraph" style:parent-style-name="Heading_20_5">
      <style:text-properties officeooo:rsid="003c5ace" officeooo:paragraph-rsid="0042b174"/>
    </style:style>
    <style:style style:name="P91" style:family="paragraph" style:parent-style-name="Heading_20_5">
      <style:text-properties officeooo:rsid="003fe11a" officeooo:paragraph-rsid="0040f2fb"/>
    </style:style>
    <style:style style:name="P92" style:family="paragraph" style:parent-style-name="Heading_20_5">
      <style:text-properties officeooo:rsid="005d8645" officeooo:paragraph-rsid="005cc6c1"/>
    </style:style>
    <style:style style:name="P93" style:family="paragraph" style:parent-style-name="Heading_20_5">
      <style:text-properties officeooo:rsid="005dd136" officeooo:paragraph-rsid="005cc6c1"/>
    </style:style>
    <style:style style:name="P94" style:family="paragraph" style:parent-style-name="Heading_20_5">
      <style:text-properties officeooo:rsid="005f77dd" officeooo:paragraph-rsid="005cc6c1"/>
    </style:style>
    <style:style style:name="P95" style:family="paragraph" style:parent-style-name="Heading_20_5">
      <style:text-properties officeooo:rsid="005f9ac7" officeooo:paragraph-rsid="005cc6c1"/>
    </style:style>
    <style:style style:name="P96" style:family="paragraph" style:parent-style-name="Heading_20_5">
      <style:text-properties officeooo:rsid="006783be" officeooo:paragraph-rsid="005cc6c1"/>
    </style:style>
    <style:style style:name="P97" style:family="paragraph" style:parent-style-name="Heading_20_5">
      <style:text-properties officeooo:rsid="0067efef" officeooo:paragraph-rsid="005cc6c1"/>
    </style:style>
    <style:style style:name="P98" style:family="paragraph" style:parent-style-name="Heading_20_5">
      <style:text-properties officeooo:rsid="005cc6c1" officeooo:paragraph-rsid="009c629e"/>
    </style:style>
    <style:style style:name="P99" style:family="paragraph" style:parent-style-name="Heading_20_5">
      <style:text-properties officeooo:rsid="005cc6c1" officeooo:paragraph-rsid="005cc6c1"/>
    </style:style>
    <style:style style:name="P100" style:family="paragraph" style:parent-style-name="Heading_20_5">
      <style:text-properties officeooo:rsid="005cc6c1" officeooo:paragraph-rsid="00a4b014"/>
    </style:style>
    <style:style style:name="T1" style:family="text">
      <style:text-properties officeooo:rsid="002e39c7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c4b54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b2c555" style:font-size-asian="16pt" style:font-weight-asian="bold" style:font-size-complex="16pt" style:font-weight-complex="bold"/>
    </style:style>
    <style:style style:name="T5" style:family="text">
      <style:text-properties officeooo:rsid="003fe11a"/>
    </style:style>
    <style:style style:name="T6" style:family="text">
      <style:text-properties officeooo:rsid="00447adf"/>
    </style:style>
    <style:style style:name="T7" style:family="text">
      <style:text-properties officeooo:rsid="004c90cb"/>
    </style:style>
    <style:style style:name="T8" style:family="text">
      <style:text-properties officeooo:rsid="00518442"/>
    </style:style>
    <style:style style:name="T9" style:family="text">
      <style:text-properties officeooo:rsid="005492ef"/>
    </style:style>
    <style:style style:name="T10" style:family="text">
      <style:text-properties officeooo:rsid="0054c45f"/>
    </style:style>
    <style:style style:name="T11" style:family="text">
      <style:text-properties officeooo:rsid="0056b477"/>
    </style:style>
    <style:style style:name="T12" style:family="text">
      <style:text-properties officeooo:rsid="0058e962"/>
    </style:style>
    <style:style style:name="T13" style:family="text">
      <style:text-properties officeooo:rsid="005a74a8"/>
    </style:style>
    <style:style style:name="T14" style:family="text">
      <style:text-properties officeooo:rsid="005b90b8"/>
    </style:style>
    <style:style style:name="T15" style:family="text">
      <style:text-properties officeooo:rsid="005f99cd"/>
    </style:style>
    <style:style style:name="T16" style:family="text">
      <style:text-properties style:font-name="DejaVu Sans Mono" fo:font-size="10pt" style:font-size-asian="10pt" style:font-size-complex="10pt"/>
    </style:style>
    <style:style style:name="T17" style:family="text">
      <style:text-properties style:font-name="DejaVu Sans Mono" fo:font-size="10pt" officeooo:rsid="00a1d47f" style:font-size-asian="10pt" style:font-size-complex="10pt"/>
    </style:style>
    <style:style style:name="T18" style:family="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DejaVu Sans Mono" fo:font-size="10pt" fo:font-weight="bold" officeooo:rsid="00ac802a" style:font-size-asian="10pt" style:font-weight-asian="bold" style:font-size-complex="10pt" style:font-weight-complex="bold"/>
    </style:style>
    <style:style style:name="T20" style:family="text">
      <style:text-properties style:font-name="DejaVu Sans Mono" fo:font-size="9pt" style:font-size-asian="9pt" style:font-size-complex="9pt"/>
    </style:style>
    <style:style style:name="T21" style:family="text">
      <style:text-properties officeooo:rsid="0061f5e9"/>
    </style:style>
    <style:style style:name="T22" style:family="text">
      <style:text-properties officeooo:rsid="0062ac4d"/>
    </style:style>
    <style:style style:name="T23" style:family="text">
      <style:text-properties officeooo:rsid="00636fdc"/>
    </style:style>
    <style:style style:name="T24" style:family="text">
      <style:text-properties officeooo:rsid="00654ad1"/>
    </style:style>
    <style:style style:name="T25" style:family="text">
      <style:text-properties officeooo:rsid="006783be"/>
    </style:style>
    <style:style style:name="T26" style:family="text">
      <style:text-properties officeooo:rsid="0067d0e2"/>
    </style:style>
    <style:style style:name="T27" style:family="text">
      <style:text-properties officeooo:rsid="0067efef"/>
    </style:style>
    <style:style style:name="T28" style:family="text">
      <style:text-properties officeooo:rsid="00699531"/>
    </style:style>
    <style:style style:name="T29" style:family="text">
      <style:text-properties officeooo:rsid="0069e314"/>
    </style:style>
    <style:style style:name="T30" style:family="text">
      <style:text-properties officeooo:rsid="006ea4fa"/>
    </style:style>
    <style:style style:name="T31" style:family="text">
      <style:text-properties officeooo:rsid="006fa634"/>
    </style:style>
    <style:style style:name="T32" style:family="text">
      <style:text-properties officeooo:rsid="007182dd"/>
    </style:style>
    <style:style style:name="T33" style:family="text">
      <style:text-properties officeooo:rsid="0071c869"/>
    </style:style>
    <style:style style:name="T34" style:family="text">
      <style:text-properties officeooo:rsid="00754b37"/>
    </style:style>
    <style:style style:name="T35" style:family="text">
      <style:text-properties officeooo:rsid="0076e85c"/>
    </style:style>
    <style:style style:name="T36" style:family="text">
      <style:text-properties officeooo:rsid="0078cbe3"/>
    </style:style>
    <style:style style:name="T37" style:family="text">
      <style:text-properties officeooo:rsid="0079c855"/>
    </style:style>
    <style:style style:name="T38" style:family="text">
      <style:text-properties officeooo:rsid="007a4396"/>
    </style:style>
    <style:style style:name="T39" style:family="text">
      <style:text-properties officeooo:rsid="007ca3a4"/>
    </style:style>
    <style:style style:name="T40" style:family="text">
      <style:text-properties officeooo:rsid="007e68cb"/>
    </style:style>
    <style:style style:name="T41" style:family="text">
      <style:text-properties officeooo:rsid="007f4b79"/>
    </style:style>
    <style:style style:name="T42" style:family="text">
      <style:text-properties officeooo:rsid="00812448"/>
    </style:style>
    <style:style style:name="T43" style:family="text">
      <style:text-properties officeooo:rsid="00831a87"/>
    </style:style>
    <style:style style:name="T44" style:family="text">
      <style:text-properties officeooo:rsid="0086a6cc"/>
    </style:style>
    <style:style style:name="T45" style:family="text">
      <style:text-properties officeooo:rsid="008801dc"/>
    </style:style>
    <style:style style:name="T46" style:family="text">
      <style:text-properties officeooo:rsid="008ab2db"/>
    </style:style>
    <style:style style:name="T47" style:family="text">
      <style:text-properties officeooo:rsid="0091f99d"/>
    </style:style>
    <style:style style:name="T48" style:family="text">
      <style:text-properties officeooo:rsid="0095af14"/>
    </style:style>
    <style:style style:name="T49" style:family="text">
      <style:text-properties officeooo:rsid="009c629e"/>
    </style:style>
    <style:style style:name="T50" style:family="text">
      <style:text-properties officeooo:rsid="009f4d82"/>
    </style:style>
    <style:style style:name="T51" style:family="text">
      <style:text-properties officeooo:rsid="009fe940"/>
    </style:style>
    <style:style style:name="T52" style:family="text">
      <style:text-properties officeooo:rsid="00a1d47f"/>
    </style:style>
    <style:style style:name="T53" style:family="text">
      <style:text-properties officeooo:rsid="00a25dc9"/>
    </style:style>
    <style:style style:name="T54" style:family="text">
      <style:text-properties officeooo:rsid="00a4b014"/>
    </style:style>
    <style:style style:name="T55" style:family="text">
      <style:text-properties officeooo:rsid="00a4cfb3"/>
    </style:style>
    <style:style style:name="T56" style:family="text">
      <style:text-properties officeooo:rsid="00a83fd2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54c45f" style:font-weight-asian="bold" style:font-weight-complex="bold"/>
    </style:style>
    <style:style style:name="T59" style:family="text">
      <style:text-properties fo:font-weight="bold" officeooo:rsid="00a83fd2" style:font-weight-asian="bold" style:font-weight-complex="bold"/>
    </style:style>
    <style:style style:name="T60" style:family="text">
      <style:text-properties fo:font-weight="bold" officeooo:rsid="0071c869" style:font-weight-asian="bold" style:font-weight-complex="bold"/>
    </style:style>
    <style:style style:name="T61" style:family="text">
      <style:text-properties fo:font-weight="bold" officeooo:rsid="00abf184" style:font-weight-asian="bold" style:font-weight-complex="bold"/>
    </style:style>
    <style:style style:name="T62" style:family="text">
      <style:text-properties fo:font-weight="bold" officeooo:rsid="005a74a8" style:font-weight-asian="bold" style:font-weight-complex="bold"/>
    </style:style>
    <style:style style:name="T63" style:family="text">
      <style:text-properties fo:font-weight="bold" officeooo:rsid="00477933" style:font-weight-asian="bold" style:font-weight-complex="bold"/>
    </style:style>
    <style:style style:name="T64" style:family="text">
      <style:text-properties fo:font-weight="bold" officeooo:rsid="0056b477" style:font-weight-asian="bold" style:font-weight-complex="bold"/>
    </style:style>
    <style:style style:name="T65" style:family="text">
      <style:text-properties fo:font-weight="bold" officeooo:rsid="007e68cb" style:font-weight-asian="bold" style:font-weight-complex="bold"/>
    </style:style>
    <style:style style:name="T66" style:family="text">
      <style:text-properties fo:font-weight="bold" officeooo:rsid="0047837f" style:font-weight-asian="bold" style:font-weight-complex="bold"/>
    </style:style>
    <style:style style:name="T67" style:family="text">
      <style:text-properties fo:font-weight="bold" officeooo:rsid="0058e962" style:font-weight-asian="bold" style:font-weight-complex="bold"/>
    </style:style>
    <style:style style:name="T68" style:family="text">
      <style:text-properties fo:font-weight="bold" officeooo:rsid="0067d0e2" style:font-weight-asian="bold" style:font-weight-complex="bold"/>
    </style:style>
    <style:style style:name="T69" style:family="text">
      <style:text-properties fo:font-weight="bold" officeooo:rsid="004c90cb" style:font-weight-asian="bold" style:font-weight-complex="bold"/>
    </style:style>
    <style:style style:name="T70" style:family="text">
      <style:text-properties fo:font-weight="bold" officeooo:rsid="004f9783" style:font-weight-asian="bold" style:font-weight-complex="bold"/>
    </style:style>
    <style:style style:name="T71" style:family="text">
      <style:text-properties fo:font-weight="bold" officeooo:rsid="00518003" style:font-weight-asian="bold" style:font-weight-complex="bold"/>
    </style:style>
    <style:style style:name="T72" style:family="text">
      <style:text-properties fo:font-weight="bold" officeooo:rsid="00a4cfb3" style:font-weight-asian="bold" style:font-weight-complex="bold"/>
    </style:style>
    <style:style style:name="T73" style:family="text">
      <style:text-properties fo:font-weight="bold" officeooo:rsid="00754b37" style:font-weight-asian="bold" style:font-weight-complex="bold"/>
    </style:style>
    <style:style style:name="T74" style:family="text">
      <style:text-properties officeooo:rsid="00abf184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ac802a" style:font-weight-asian="normal" style:font-weight-complex="normal"/>
    </style:style>
    <style:style style:name="T77" style:family="text">
      <style:text-properties fo:font-weight="normal" officeooo:rsid="00ade0ab" style:font-weight-asian="normal" style:font-weight-complex="normal"/>
    </style:style>
    <style:style style:name="T78" style:family="text">
      <style:text-properties officeooo:rsid="00b14db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Oracle </text:span><text:span text:style-name="T3">Tuning </text:span><text:span text:style-name="T4">2</text:span></text:p>
      <text:p text:style-name="P16"/>
      <text:h text:style-name="P85" text:outline-level="5"><text:bookmark-start text:name="__RefHeading___Toc2480_849114090"/><text:span text:style-name="T5">Till yesterday a query is giving output in 1 min. Today it is taking 5 min. how you will troubleshoot this problem</text:span>?<text:bookmark-end text:name="__RefHeading___Toc2480_849114090"/></text:h>
      <text:p text:style-name="P4"/>
      <text:p text:style-name="P35">- Check the <text:span text:style-name="T57">wait events</text:span>.</text:p>
      <text:p text:style-name="P35">- Check the <text:span text:style-name="T57">object locks </text:span>for a session.</text:p>
      <text:p text:style-name="P35">- Check if there is <text:span text:style-name="T57">disk I/O contention</text:span>.</text:p>
      <text:p text:style-name="P9"><text:tab/>“<text:span text:style-name="T9">db file sequential read” - index scan</text:span></text:p>
      <text:p text:style-name="P9"><text:tab/>“<text:span text:style-name="T9">db file scattered read” - full table scan</text:span></text:p>
      <text:p text:style-name="P9"><text:tab/><text:span text:style-name="T9">==&gt; Reduce the number of blocks the query is readings</text:span></text:p>
      <text:p text:style-name="P35"><text:tab/><text:tab/>- Is SQL using an index?</text:p>
      <text:p text:style-name="P35"><text:tab/><text:tab/>- Is SQL using the correct index?</text:p>
      <text:p text:style-name="P35">- Run <text:span text:style-name="T57">SQL Tuning Advisor</text:span></text:p>
      <text:p text:style-name="P35"><text:tab/>~ Suggests indexes</text:p>
      <text:p text:style-name="P35"><text:tab/>~ Suggests query re-writes</text:p>
      <text:p text:style-name="P35"><text:tab/>~ Suggests profiles</text:p>
      <text:p text:style-name="P4"><text:span text:style-name="T10">- </text:span><text:span text:style-name="T58">Has </text:span><text:span text:style-name="T57">the query </text:span><text:span text:style-name="T58">been </text:span><text:span text:style-name="T57">changed</text:span> from yesterday to today <text:span text:style-name="T10">(code release ?)</text:span></text:p>
      <text:p text:style-name="P10"><text:span text:style-name="T10">- Has </text:span>the <text:span text:style-name="T58">execution plan ch</text:span><text:span text:style-name="T57">anged</text:span> from yesterday to today?</text:p>
      <text:p text:style-name="P4"><text:span text:style-name="T10">- Have the </text:span><text:span text:style-name="T57">statistics </text:span><text:span text:style-name="T59">been changed</text:span><text:span text:style-name="T56"> or are they out of date?</text:span></text:p>
      <text:p text:style-name="P4"><text:span text:style-name="T10">- </text:span><text:span text:style-name="T57">Generate explain plan</text:span> <text:span text:style-name="T29">to</text:span> see <text:span text:style-name="T28">what the </text:span>problem <text:span text:style-name="T28">is</text:span></text:p>
      <text:p text:style-name="P4"/>
      <text:p text:style-name="P36">- Run <text:span text:style-name="T57">top</text:span> command to check CPU usage</text:p>
      <text:p text:style-name="P36">- Run <text:span text:style-name="T57">vmstat, sar, prstat </text:span>to get more info on CPU an memory usage</text:p>
      <text:p text:style-name="P36">- Use <text:span text:style-name="T57">tkprof</text:span></text:p>
      <text:p text:style-name="P76">- Check the <text:span text:style-name="T57">AWR report</text:span>. Are there changes to yesterday’s report?</text:p>
      <text:p text:style-name="P76">- Does some <text:span text:style-name="T57">other process</text:span> cause the issue?</text:p>
      <text:h text:style-name="P86" text:outline-level="5"><text:bookmark-start text:name="__RefHeading___Toc2482_849114090"/><text:span text:style-name="T5"><text:s/>A job which will generally execute in 1 hour, now it’s running for 5 hours, what can be done to find out the problem</text:span>?<text:bookmark-end text:name="__RefHeading___Toc2482_849114090"/></text:h>
      <text:p text:style-name="P4"/>
      <text:p text:style-name="P4">1. Check if any <text:span text:style-name="T57">code change</text:span> in the job</text:p>
      <text:p text:style-name="P4">2. Check table <text:span text:style-name="T57">statistics</text:span> </text:p>
      <text:p text:style-name="P4">3. Generate explain plan for all the queries and DML/DDL statements in the job</text:p>
      <text:p text:style-name="P4">4. Better to disable indexes for time being in order to make it faster</text:p>
      <text:p text:style-name="P54">5. Check <text:span text:style-name="T57">blocking locks</text:span></text:p>
      <text:p text:style-name="P4"/>
      <text:h text:style-name="P86" text:outline-level="5"><text:bookmark-start text:name="__RefHeading___Toc2484_849114090"/><text:span text:style-name="T5">Users are complaining that database is running slow everyday between 11 AM and 2 PM. How to find out what’s going wrong during that time</text:span>?<text:bookmark-end text:name="__RefHeading___Toc2484_849114090"/></text:h>
      <text:p text:style-name="P4"/>
      <text:p text:style-name="P4">We can generate <text:span text:style-name="T30">an </text:span><text:span text:style-name="T57">AWR report</text:span> <text:span text:style-name="T30">for the time interval </text:span>and will observe different sections</text:p>
      <text:p text:style-name="P4"/>
      <text:h text:style-name="P86" text:outline-level="5"><text:bookmark-start text:name="__RefHeading___Toc2486_849114090"/><text:span text:style-name="T5">What is the purpose of collecting statistics</text:span>?<text:bookmark-end text:name="__RefHeading___Toc2486_849114090"/></text:h>
      <text:p text:style-name="P4"/>
      <text:p text:style-name="P4"><text:span text:style-name="T31">Statistics are used by the </text:span>optimizer to generate execution plan<text:span text:style-name="T31">s</text:span></text:p>
      <text:p text:style-name="P4"/>
      <text:h text:style-name="P86" text:outline-level="5"><text:bookmark-start text:name="__RefHeading___Toc2488_849114090"/><text:soft-page-break/><text:span text:style-name="T5">If you need to schedule a new analyze job for a single large schema, how will you <text:s/>do that</text:span>?<text:bookmark-end text:name="__RefHeading___Toc2488_849114090"/></text:h>
      <text:p text:style-name="P4"/>
      <text:p text:style-name="P4"><text:span text:style-name="T32">S</text:span>chedule daily <text:span text:style-name="T32">gather stats</text:span> job for frequently accessed tables</text:p>
      <text:p text:style-name="P4">Schedule weekly <text:span text:style-name="T32">gather stats </text:span>job for semi dynamic tables</text:p>
      <text:p text:style-name="P4"/>
      <text:h text:style-name="P86" text:outline-level="5"><text:bookmark-start text:name="__RefHeading___Toc2490_849114090"/><text:span text:style-name="T5">What things will you check in an explain plan</text:span>?<text:bookmark-end text:name="__RefHeading___Toc2490_849114090"/></text:h>
      <text:p text:style-name="P4"/>
      <text:p text:style-name="P5"><text:span text:style-name="T6">Check if indexes are used. </text:span><text:s/></text:p>
      <text:p text:style-name="P5">If not we will either create new indexes or can use hints to specify which indexes to use</text:p>
      <text:p text:style-name="P4"/>
      <text:h text:style-name="P86" text:outline-level="5"><text:bookmark-start text:name="__RefHeading___Toc2492_849114090"/><text:span text:style-name="T5">Have you ever done partitioning? What is its use</text:span>?<text:bookmark-end text:name="__RefHeading___Toc2492_849114090"/></text:h>
      <text:p text:style-name="P4"/>
      <text:p text:style-name="P4">Yes. It will help in searching data easily as it is stored in multiple partitions</text:p>
      <text:p text:style-name="P4"/>
      <text:h text:style-name="P86" text:outline-level="5"><text:bookmark-start text:name="__RefHeading___Toc2494_849114090"/><text:span text:style-name="T5">Why go for composite partitioning</text:span>?<text:bookmark-end text:name="__RefHeading___Toc2494_849114090"/></text:h>
      <text:p text:style-name="P4"/>
      <text:p text:style-name="P4">In <text:span text:style-name="T33">can </text:span><text:span text:style-name="T60">improve query performance</text:span><text:span text:style-name="T33"> for </text:span>very large table<text:span text:style-name="T33">s.</text:span></text:p>
      <text:p text:style-name="P4"/>
      <text:h text:style-name="P87" text:outline-level="5"><text:bookmark-start text:name="__RefHeading___Toc2496_849114090"/><text:span text:style-name="T5">What is the difference between local and global index</text:span>?<text:bookmark-end text:name="__RefHeading___Toc2496_849114090"/></text:h>
      <text:p text:style-name="P4"/>
      <text:p text:style-name="P71">Local index:</text:p>
      <text:p text:style-name="P25"><text:tab/><text:span text:style-name="T74">Has a </text:span><text:span text:style-name="T61">one-for-one match between the indexes and the partitions</text:span><text:span text:style-name="T74"> of the table.</text:span></text:p>
      <text:p text:style-name="P71"><text:span text:style-name="T74">G</text:span>lobal index</text:p>
      <text:p text:style-name="P25"><text:tab/><text:span text:style-name="T61">Spans the entire table</text:span><text:span text:style-name="T74"> (one index to many partitions).</text:span></text:p>
      <text:p text:style-name="P4"/>
      <text:h text:style-name="P87" text:outline-level="5"><text:bookmark-start text:name="__RefHeading___Toc2498_849114090"/><text:span text:style-name="T5">How will you re-organize the database</text:span>?<text:bookmark-end text:name="__RefHeading___Toc2498_849114090"/></text:h>
      <text:p text:style-name="P4"/>
      <text:p text:style-name="P59"><text:span text:style-name="T57">Export/import</text:span> the table.</text:p>
      <text:p text:style-name="P59"><text:span text:style-name="T57">Move the table</text:span>.</text:p>
      <text:p text:style-name="P17"><text:span text:style-name="T61">S</text:span><text:span text:style-name="T57">hrink compact</text:span> command <text:span text:style-name="T74">(Oracle &gt;= 10g)</text:span></text:p>
      <text:p text:style-name="P4"/>
      <text:h text:style-name="P87" text:outline-level="5"><text:bookmark-start text:name="__RefHeading___Toc2500_849114090"/><text:span text:style-name="T5">Why are indexes becoming unusable during a table move</text:span>?<text:bookmark-end text:name="__RefHeading___Toc2500_849114090"/></text:h>
      <text:p text:style-name="P4"/>
      <text:p text:style-name="P25">Because the <text:span text:style-name="T57">row ids will change</text:span> when we move a table and<text:span text:style-name="T57"> index</text:span><text:span text:style-name="T61">es are </text:span><text:span text:style-name="T57">based on row id</text:span><text:span text:style-name="T61">s</text:span></text:p>
      <text:p text:style-name="P4"/>
      <text:h text:style-name="P87" text:outline-level="5"><text:bookmark-start text:name="__RefHeading___Toc2502_849114090"/><text:span text:style-name="T5">Can we move a table to the same tablespace</text:span>?<text:bookmark-end text:name="__RefHeading___Toc2502_849114090"/></text:h>
      <text:p text:style-name="P4"/>
      <text:p text:style-name="P4">Yes, but we need to have enough free space </text:p>
      <text:p text:style-name="P4"/>
      <text:h text:style-name="P87" text:outline-level="5"><text:bookmark-start text:name="__RefHeading___Toc2504_849114090"/><text:span text:style-name="T5">What should be the frequency of performing re-organization in a database</text:span>?<text:bookmark-end text:name="__RefHeading___Toc2504_849114090"/></text:h>
      <text:p text:style-name="P4"/>
      <text:p text:style-name="P18"><text:soft-page-break/>If we are using <text:span text:style-name="T57">ASSM, </text:span><text:span text:style-name="T75">there is </text:span><text:span text:style-name="T57">no need to re-org</text:span> <text:span text:style-name="T34">(ASSM </text:span><text:span text:style-name="T73">uses bitmaps instead of freelists</text:span><text:span text:style-name="T34">)</text:span>.</text:p>
      <text:p text:style-name="P18">Else, <text:span text:style-name="T34">depending on frequency of data changes.</text:span></text:p>
      <text:p text:style-name="P4"/>
      <text:h text:style-name="P87" text:outline-level="5"><text:bookmark-start text:name="__RefHeading___Toc2506_849114090"/><text:span text:style-name="T5">How can you avoid fragmentation in a table</text:span>?<text:bookmark-end text:name="__RefHeading___Toc2506_849114090"/></text:h>
      <text:p text:style-name="P4"/>
      <text:p text:style-name="P19">By using <text:span text:style-name="T35">A</text:span>utomatic <text:span text:style-name="T35">S</text:span>egment <text:span text:style-name="T35">S</text:span>pace <text:span text:style-name="T35">M</text:span>anagement <text:s/><text:span text:style-name="T34">(ASSM uses bitmaps instead of freelists)</text:span>.</text:p>
      <text:p text:style-name="P4"/>
      <text:h text:style-name="P88" text:outline-level="5"><text:bookmark-start text:name="__RefHeading___Toc2508_849114090"/><text:span text:style-name="T14">What is the difference between Compute and Estimate statistics</text:span>?<text:bookmark-end text:name="__RefHeading___Toc2508_849114090"/></text:h>
      <text:p text:style-name="P13"/>
      <text:p text:style-name="P49">Compute - <text:s/>Generates statistics based on all rows of the table.</text:p>
      <text:p text:style-name="P49">Estimate - Generates the statistics based on a sample of rows.</text:p>
      <text:p text:style-name="P13"/>
      <text:h text:style-name="P87" text:outline-level="5"><text:bookmark-start text:name="__RefHeading___Toc2510_849114090"/><text:span text:style-name="T5">What is the difference between row chaining and row migration</text:span>?<text:bookmark-end text:name="__RefHeading___Toc2510_849114090"/></text:h>
      <text:p text:style-name="P4"/>
      <text:p text:style-name="P72">Row chaining</text:p>
      <text:p text:style-name="P12"><text:tab/><text:span text:style-name="T13">A </text:span><text:span text:style-name="T62">row is too large</text:span><text:span text:style-name="T13"> and </text:span><text:span text:style-name="T62">doesn’t fit into a single block</text:span><text:span text:style-name="T13"> (usually during insert operation).</text:span></text:p>
      <text:p text:style-name="P12"><text:span text:style-name="T13"><text:tab/>Row chaining is s</text:span>plitting <text:span text:style-name="T13">a </text:span>row across multiple blocks. </text:p>
      <text:p text:style-name="P12"/>
      <text:p text:style-name="P72">Row migration</text:p>
      <text:p text:style-name="P26"><text:tab/><text:span text:style-name="T13">A </text:span><text:span text:style-name="T62">update</text:span><text:span text:style-name="T13"> causes a </text:span><text:span text:style-name="T62">row to grow and not fit any more</text:span><text:span text:style-name="T13"> into the block </text:span></text:p>
      <text:p text:style-name="P75"><text:tab/>(with all the other data in the block).</text:p>
      <text:p text:style-name="P12"><text:tab/><text:span text:style-name="T13">In this case the row gets migrated into </text:span>another block. </text:p>
      <text:p text:style-name="P12"/>
      <text:p text:style-name="P12"><text:span text:style-name="T23">- </text:span>In both the cases, I/O will be increased.</text:p>
      <text:p text:style-name="P55"/>
      <text:p text:style-name="P55">Solutions</text:p>
      <text:p text:style-name="P44">- Row chaining can be reduced by <text:span text:style-name="T24">moving the table into a tablespace with a bigger block size</text:span>.</text:p>
      <text:p text:style-name="P45">- Row migration can be reduced by increasing PCTFREE on the table.</text:p>
      <text:p text:style-name="P44">- Row <text:span text:style-name="T24">migration </text:span>can be corrected by table re-org <text:span text:style-name="T36">using exp/imp (you will have the full PCTFREE available again).</text:span></text:p>
      <text:p text:style-name="P20"/>
      <text:h text:style-name="P87" text:outline-level="5"><text:bookmark-start text:name="__RefHeading___Toc2514_849114090"/><text:span text:style-name="T5">What is the benefit of using indexes</text:span>?<text:bookmark-end text:name="__RefHeading___Toc2514_849114090"/></text:h>
      <text:p text:style-name="P4"/>
      <text:p text:style-name="P4">It will speed up <text:span text:style-name="T37">SQL statements (data access).</text:span></text:p>
      <text:p text:style-name="P4"/>
      <text:h text:style-name="P87" text:outline-level="5"><text:bookmark-start text:name="__RefHeading___Toc2516_849114090"/><text:span text:style-name="T5">How do index work in the database</text:span>?<text:bookmark-end text:name="__RefHeading___Toc2516_849114090"/></text:h>
      <text:p text:style-name="P4"/>
      <text:p text:style-name="P4">Index will be stored as tree format. <text:span text:style-name="T38">A lookup </text:span>will start with root node and will spread to branch or leaf nodes if required.</text:p>
      <text:p text:style-name="P4"/>
      <text:h text:style-name="P87" text:outline-level="5"><text:bookmark-start text:name="__RefHeading___Toc2518_849114090"/><text:span text:style-name="T5">You want to drop and re-create a parent table. How will you do that without affecting child tables</text:span>?<text:bookmark-end text:name="__RefHeading___Toc2518_849114090"/></text:h>
      <text:p text:style-name="P4"/>
      <text:p text:style-name="P4">By disabling constraints first</text:p>
      <text:p text:style-name="P4"/>
      <text:h text:style-name="P87" text:outline-level="5"><text:bookmark-start text:name="__RefHeading___Toc2520_849114090"/><text:soft-page-break/><text:span text:style-name="T5">How you would go about increasing buffer cache hit ratio? Which view will help in this case</text:span>?<text:bookmark-end text:name="__RefHeading___Toc2520_849114090"/></text:h>
      <text:p text:style-name="P4"/>
      <text:p text:style-name="P4">V$buffer_cache_advice</text:p>
      <text:p text:style-name="P4"/>
      <text:h text:style-name="P87" text:outline-level="5"><text:bookmark-start text:name="__RefHeading___Toc2522_849114090"/><text:span text:style-name="T5">What is the difference between locks and latches</text:span>?<text:bookmark-end text:name="__RefHeading___Toc2522_849114090"/></text:h>
      <text:p text:style-name="P4"/>
      <text:p text:style-name="P6">Locks are to maintain read consistency and will be applied on tables. </text:p>
      <text:p text:style-name="P6"><text:span text:style-name="T63">Latches are “locks” on </text:span><text:span text:style-name="T57">memory structures </text:span><text:span text:style-name="T76">(e.g. SQL statements).</text:span></text:p>
      <text:p text:style-name="P4"/>
      <text:h text:style-name="P87" text:outline-level="5"><text:bookmark-start text:name="__RefHeading___Toc2524_849114090"/><text:span text:style-name="T5">How will you manage locks</text:span>?<text:bookmark-end text:name="__RefHeading___Toc2524_849114090"/></text:h>
      <text:p text:style-name="P4"/>
      <text:p text:style-name="P4">We do<text:span text:style-name="T78">n</text:span>’t need to do anything about locks, <text:span text:style-name="T39">O</text:span>racle will take care of them</text:p>
      <text:p text:style-name="P4"/>
      <text:h text:style-name="P89" text:outline-level="5"><text:bookmark-start text:name="__RefHeading___Toc2526_849114090"/><text:span text:style-name="T5">What is the difference between a DB File Sequential Read and a DB File Scattered Read</text:span>?<text:bookmark-end text:name="__RefHeading___Toc2526_849114090"/></text:h>
      <text:p text:style-name="P11"/>
      <text:p text:style-name="P50">Db file <text:span text:style-name="T57">sequential read</text:span></text:p>
      <text:p text:style-name="P11"><text:tab/><text:span text:style-name="T11">Usually used for </text:span><text:span text:style-name="T64">single block reads</text:span><text:span text:style-name="T11">. Single block reads are mostly seen for </text:span><text:span text:style-name="T64">index reads</text:span><text:span text:style-name="T11">.</text:span></text:p>
      <text:p text:style-name="P11"/>
      <text:p text:style-name="P50">Db file <text:span text:style-name="T57">scattered read</text:span></text:p>
      <text:p text:style-name="P11"><text:tab/><text:span text:style-name="T64">Multi</text:span><text:span text:style-name="T11"> data </text:span><text:span text:style-name="T64">block reads</text:span><text:span text:style-name="T11">. These are typical for </text:span><text:span text:style-name="T64">full table scans.</text:span></text:p>
      <text:p text:style-name="P11"/>
      <text:h text:style-name="P87" text:outline-level="5"><text:bookmark-start text:name="__RefHeading___Toc2528_849114090"/><text:span text:style-name="T5">What are the 3 advisory statistics that you can collect</text:span>?<text:bookmark-end text:name="__RefHeading___Toc2528_849114090"/></text:h>
      <text:p text:style-name="P4"/>
      <text:p text:style-name="P4">Memory, segment and hit ratio’s advisory</text:p>
      <text:p text:style-name="P4"/>
      <text:h text:style-name="P87" text:outline-level="5"><text:bookmark-start text:name="__RefHeading___Toc2530_849114090"/><text:span text:style-name="T5">What will you check in a TKPROF report</text:span>?<text:bookmark-end text:name="__RefHeading___Toc2530_849114090"/></text:h>
      <text:p text:style-name="P4"/>
      <text:p text:style-name="P60"><text:span text:style-name="T57">Execution time</text:span> of the query.</text:p>
      <text:p text:style-name="P60"><text:span text:style-name="T57">Cost</text:span> of the query.</text:p>
      <text:p text:style-name="P60"><text:span text:style-name="T57">Explain plan </text:span>of the query.</text:p>
      <text:p text:style-name="P21"/>
      <text:h text:style-name="P87" text:outline-level="5"><text:bookmark-start text:name="__RefHeading___Toc2532_849114090"/><text:span text:style-name="T15">How to you use tkprof</text:span>?<text:bookmark-end text:name="__RefHeading___Toc2532_849114090"/></text:h>
      <text:p text:style-name="P4"/>
      <text:p text:style-name="P40">– Set trace on</text:p>
      <text:p text:style-name="P40"/>
      <text:p text:style-name="P40"><text:s text:c="2"/><text:span text:style-name="T16">ALTER SESSION </text:span><text:span text:style-name="T18">SET </text:span><text:span text:style-name="T19">SQL_TRACE</text:span><text:span text:style-name="T18"> = true</text:span><text:span text:style-name="T16">;</text:span></text:p>
      <text:p text:style-name="P4"/>
      <text:p text:style-name="P40">– Execute the SQL statement</text:p>
      <text:p text:style-name="P40"/>
      <text:p text:style-name="P40">– Run tkprof</text:p>
      <text:p text:style-name="P40"/>
      <text:p text:style-name="P40"><text:s text:c="2"/><text:span text:style-name="T20">tkprof ora_12345.trc trace1.txt explain=/ sys=no waits=yes sort=prsela,exeela,fchela</text:span></text:p>
      <text:p text:style-name="P40"/>
      <text:p text:style-name="P4"><text:soft-page-break/></text:p>
      <text:h text:style-name="P87" text:outline-level="5"><text:bookmark-start text:name="__RefHeading___Toc2534_849114090"/><text:span text:style-name="T5">What is the use of keep cache and recycle cache</text:span>?<text:bookmark-end text:name="__RefHeading___Toc2534_849114090"/></text:h>
      <text:p text:style-name="P4"/>
      <text:p text:style-name="P73">Keep cache:</text:p>
      <text:p text:style-name="P27"><text:span text:style-name="T57"><text:tab/></text:span><text:span text:style-name="T77">U</text:span>sed to <text:span text:style-name="T65">keep</text:span><text:span text:style-name="T40"> the data of </text:span><text:span text:style-name="T65">frequently used tables in memory</text:span><text:span text:style-name="T40">.</text:span></text:p>
      <text:p text:style-name="P73">Recycle <text:span text:style-name="T40">cache:</text:span></text:p>
      <text:p text:style-name="P27"><text:span text:style-name="T40"><text:tab/>U</text:span>sed <text:span text:style-name="T40">to </text:span><text:span text:style-name="T65">flush out data from </text:span><text:span text:style-name="T57">full table </text:span><text:span text:style-name="T66">scan</text:span><text:span text:style-name="T57">s immediately</text:span> <text:span text:style-name="T40">after completion of the SQL.</text:span></text:p>
      <text:p text:style-name="P4"/>
      <text:h text:style-name="P87" text:outline-level="5"><text:bookmark-start text:name="__RefHeading___Toc2536_849114090"/><text:span text:style-name="T5">How you will determine for which resources sessions are waiting for</text:span>?<text:bookmark-end text:name="__RefHeading___Toc2536_849114090"/></text:h>
      <text:p text:style-name="P4"/>
      <text:p text:style-name="P4"><text:span text:style-name="T41">Check v</text:span>$session_waits or v$system_waits</text:p>
      <text:p text:style-name="P4"/>
      <text:h text:style-name="P91" text:outline-level="5"><text:bookmark-start text:name="__RefHeading___Toc2538_849114090"/>What is the difference between a statspack and AWR report?<text:bookmark-end text:name="__RefHeading___Toc2538_849114090"/></text:h>
      <text:p text:style-name="P78"/>
      <text:p text:style-name="P4">AWR <text:span text:style-name="T42">report </text:span>is <text:span text:style-name="T42">the replacement of </text:span>statspack <text:span text:style-name="T42">reports</text:span></text:p>
      <text:p text:style-name="P4"/>
      <text:h text:style-name="P87" text:outline-level="5"><text:bookmark-start text:name="__RefHeading___Toc2540_849114090"/><text:span text:style-name="T5">How will you analyze AWR report</text:span>?<text:bookmark-end text:name="__RefHeading___Toc2540_849114090"/></text:h>
      <text:p text:style-name="P4"/>
      <text:p text:style-name="P32">- Check for <text:span text:style-name="T57">top 5 wait events</text:span></text:p>
      <text:p text:style-name="P37">- Instance efficiency hit ratios.</text:p>
      <text:p text:style-name="P31">- <text:span text:style-name="T67">Top SQL</text:span><text:span text:style-name="T12">. </text:span>Check for SQL statements that use a lot of resources.</text:p>
      <text:p text:style-name="P37">- <text:span text:style-name="T57">File I/O and segment statistics</text:span>.</text:p>
      <text:p text:style-name="P30">- <text:span text:style-name="T57">Compare “bad” AWR</text:span> report <text:span text:style-name="T57">against a “good”</text:span> one.</text:p>
      <text:p text:style-name="P4"/>
      <text:h text:style-name="P87" text:outline-level="5"><text:bookmark-start text:name="__RefHeading___Toc2542_849114090"/><text:span text:style-name="T5">What are top 5 timed events in AWR report</text:span>?<text:bookmark-end text:name="__RefHeading___Toc2542_849114090"/></text:h>
      <text:p text:style-name="P4"/>
      <text:p text:style-name="P4">Th<text:span text:style-name="T43">e</text:span>se <text:span text:style-name="T43">are the events the </text:span>database is waiting <text:span text:style-name="T43">for the </text:span>most</text:p>
      <text:p text:style-name="P4"/>
      <text:h text:style-name="P87" text:outline-level="5"><text:bookmark-start text:name="__RefHeading___Toc2544_849114090"/><text:span text:style-name="T5">What is ADDM in 10g</text:span>?<text:bookmark-end text:name="__RefHeading___Toc2544_849114090"/></text:h>
      <text:p text:style-name="P4"/>
      <text:p text:style-name="P56">ADDM = Automatic Database Diagnostic Monitor</text:p>
      <text:p text:style-name="P56">It analyzes the AWR repository to identify potential bottlenecks.</text:p>
      <text:p text:style-name="P4"/>
      <text:h text:style-name="P90" text:outline-level="5"><text:bookmark-start text:name="__RefHeading___Toc2546_849114090"/><text:span text:style-name="T5">What is the difference between ANALYZE and DBMS_STATS</text:span>?<text:bookmark-end text:name="__RefHeading___Toc2546_849114090"/></text:h>
      <text:p text:style-name="P4"/>
      <text:p text:style-name="P4">DBMS_STATS will collect more information than ANALYZE command</text:p>
      <text:p text:style-name="P4"/>
      <text:h text:style-name="P90" text:outline-level="5"><text:bookmark-start text:name="__RefHeading___Toc2548_849114090"/><text:span text:style-name="T5">When to use more than one DBWR process</text:span>?<text:bookmark-end text:name="__RefHeading___Toc2548_849114090"/></text:h>
      <text:p text:style-name="P33"/>
      <text:p text:style-name="P4">If we have data files spread across multiple disks. <text:span text:style-name="T44">It is </text:span>mostly used in OLTP environment<text:span text:style-name="T44">s.</text:span></text:p>
      <text:p text:style-name="P4"/>
      <text:h text:style-name="P90" text:outline-level="5"><text:bookmark-start text:name="__RefHeading___Toc2550_849114090"/><text:soft-page-break/><text:span text:style-name="T5">When does a database object become invalid</text:span>?<text:bookmark-end text:name="__RefHeading___Toc2550_849114090"/></text:h>
      <text:p text:style-name="P4"/>
      <text:p text:style-name="P4">If the <text:span text:style-name="T57">underlying base objects gets modified</text:span></text:p>
      <text:p text:style-name="P4"/>
      <text:h text:style-name="P90" text:outline-level="5"><text:bookmark-start text:name="__RefHeading___Toc2552_849114090"/><text:span text:style-name="T5">How to find the number of blocks a table occupies</text:span>?<text:bookmark-end text:name="__RefHeading___Toc2552_849114090"/></text:h>
      <text:p text:style-name="P4"/>
      <text:p text:style-name="P4"><text:span text:style-name="T45">Check</text:span> dba_tables</text:p>
      <text:p text:style-name="P4"/>
      <text:h text:style-name="P90" text:outline-level="5"><text:bookmark-start text:name="__RefHeading___Toc2554_849114090"/><text:span text:style-name="T5">In which situations will you increase the SHARED_POOL_SIZE parameter</text:span>?<text:bookmark-end text:name="__RefHeading___Toc2554_849114090"/></text:h>
      <text:p text:style-name="P4"/>
      <text:p text:style-name="P4">When we observe that a frequently executed statement is undergoing hard parsing every time</text:p>
      <text:p text:style-name="P4"/>
      <text:h text:style-name="P90" text:outline-level="5"><text:bookmark-start text:name="__RefHeading___Toc2556_849114090"/><text:span text:style-name="T5">Which parameter helps in giving complete output for TKPROF report</text:span>?<text:bookmark-end text:name="__RefHeading___Toc2556_849114090"/></text:h>
      <text:p text:style-name="P4"/>
      <text:p text:style-name="P4">SQL_TRACE</text:p>
      <text:p text:style-name="P4"/>
      <text:h text:style-name="P90" text:outline-level="5"><text:bookmark-start text:name="__RefHeading___Toc2558_849114090"/><text:span text:style-name="T5">When looking at v$sysstat, you observed sort(disk) is high, is this good or bad? If bad, how you correct it</text:span>?<text:bookmark-end text:name="__RefHeading___Toc2558_849114090"/></text:h>
      <text:p text:style-name="P4"/>
      <text:p text:style-name="P4">It’s bad. We should not have <text:span text:style-name="T46">too much</text:span> physical I/O</text:p>
      <text:p text:style-name="P4"/>
      <text:p text:style-name="P57">Increase sort_area_size</text:p>
      <text:p text:style-name="P57">Make sure indexes are used.</text:p>
      <text:p text:style-name="P57">Make sure statistics are up to date.</text:p>
      <text:p text:style-name="P22"/>
      <text:h text:style-name="P90" text:outline-level="5"><text:bookmark-start text:name="__RefHeading___Toc2560_849114090"/><text:span text:style-name="T5">What is the difference between instantaneous and cumulative buffer hit ratio</text:span>?<text:bookmark-end text:name="__RefHeading___Toc2560_849114090"/></text:h>
      <text:p text:style-name="P4"/>
      <text:p text:style-name="P61"><text:span text:style-name="T57">Cumulative</text:span> hit ratio – Hit ratio <text:span text:style-name="T57">since</text:span> the <text:span text:style-name="T57">database has started</text:span></text:p>
      <text:p text:style-name="P61"><text:span text:style-name="T57">Instantaneous</text:span> hit ratio – Hit ratio for a <text:span text:style-name="T57">arbitrary time span</text:span>.</text:p>
      <text:p text:style-name="P23"/>
      <text:h text:style-name="P90" text:outline-level="5"><text:bookmark-start text:name="__RefHeading___Toc2562_849114090"/><text:span text:style-name="T5">If a tablespace is having zero pctincrease value, what could be the problem with SMON</text:span>?<text:bookmark-end text:name="__RefHeading___Toc2562_849114090"/></text:h>
      <text:p text:style-name="P4"/>
      <text:p text:style-name="P4">SMON will not <text:span text:style-name="T25">automatically</text:span> coalesce the tablespace</text:p>
      <text:p text:style-name="P4"/>
      <text:h text:style-name="P90" text:outline-level="5"><text:bookmark-start text:name="__RefHeading___Toc2564_849114090"/><text:span text:style-name="T5">How can you tell if a tablespace has excessive fragmentation</text:span>?<text:bookmark-end text:name="__RefHeading___Toc2564_849114090"/></text:h>
      <text:p text:style-name="P4"/>
      <text:p text:style-name="P4"><text:span text:style-name="T47">Query </text:span>dba_free_space </text:p>
      <text:p text:style-name="P4"/>
      <text:p text:style-name="P58"><text:span text:style-name="T47">Better to u</text:span>se locally managed tablespaces to avoid fragmentation ( &gt;= 8i ).</text:p>
      <text:p text:style-name="P58"/>
      <text:h text:style-name="P90" text:outline-level="5"><text:bookmark-start text:name="__RefHeading___Toc2566_849114090"/><text:soft-page-break/><text:span text:style-name="T5">What can cause high value for recursive calls? How to fix it</text:span>?<text:bookmark-end text:name="__RefHeading___Toc2566_849114090"/></text:h>
      <text:p text:style-name="P4"/>
      <text:p text:style-name="P15"><text:span text:style-name="T26">- </text:span><text:span text:style-name="T57">Improper cursor usage</text:span> <text:span text:style-name="T27">caused by excessive statement re-parses.</text:span></text:p>
      <text:p text:style-name="P15"><text:span text:style-name="T27">- This </text:span>should be fixed by <text:span text:style-name="T68">developers changing the </text:span><text:span text:style-name="T57">code</text:span>.</text:p>
      <text:p text:style-name="P47">- Ensure that repeated code is placed in packages.</text:p>
      <text:p text:style-name="P4"/>
      <text:h text:style-name="P90" text:outline-level="5"><text:bookmark-start text:name="__RefHeading___Toc2568_849114090"/><text:span text:style-name="T5">How will you identify if a deadlock occurred and what immediate action you will take</text:span>?<text:bookmark-end text:name="__RefHeading___Toc2568_849114090"/></text:h>
      <text:p text:style-name="P4"/>
      <text:p text:style-name="P4">Oracle itself will detect that and will resolve that by rolling back a transaction</text:p>
      <text:p text:style-name="P4"/>
      <text:h text:style-name="P90" text:outline-level="5"><text:bookmark-start text:name="__RefHeading___Toc2570_849114090"/><text:span text:style-name="T5">What is ORA-600 error and what causes it to occur? How to resolve it</text:span>?<text:bookmark-end text:name="__RefHeading___Toc2570_849114090"/></text:h>
      <text:p text:style-name="P4"/>
      <text:p text:style-name="P7"><text:span text:style-name="T7">- </text:span>It is an <text:span text:style-name="T57">internal error</text:span> which can be occurred due to various reasons. </text:p>
      <text:p text:style-name="P7"><text:span text:style-name="T7">- </text:span><text:span text:style-name="T69">C</text:span><text:span text:style-name="T57">ontact oracle support</text:span> or us<text:span text:style-name="T7">e </text:span><text:span text:style-name="T69">ORA</text:span><text:span text:style-name="T57">-600 lookup tool</text:span> in metalink</text:p>
      <text:p text:style-name="P4"/>
      <text:h text:style-name="P90" text:outline-level="5"><text:bookmark-start text:name="__RefHeading___Toc2572_849114090"/><text:span text:style-name="T5">How will Oracle maintain read consistency always</text:span>?<text:bookmark-end text:name="__RefHeading___Toc2572_849114090"/></text:h>
      <text:p text:style-name="P4"/>
      <text:p text:style-name="P34">- Oracle maintains read consistency by <text:span text:style-name="T57">using various types of locks</text:span>.</text:p>
      <text:p text:style-name="P34">- It <text:span text:style-name="T57">keeps read </text:span><text:span text:style-name="T70">consistent</text:span><text:span text:style-name="T57"> data</text:span> <text:span text:style-name="T8">(before image of the data) </text:span><text:span text:style-name="T57">through undo segments</text:span><text:span text:style-name="T71">.</text:span></text:p>
      <text:p text:style-name="P8"/>
      <text:h text:style-name="P90" text:outline-level="5"><text:bookmark-start text:name="__RefHeading___Toc2574_849114090"/><text:span text:style-name="T5">How many types of optimizers are there? What is the difference between them</text:span>?<text:bookmark-end text:name="__RefHeading___Toc2574_849114090"/></text:h>
      <text:p text:style-name="P4"/>
      <text:p text:style-name="P4"><text:span text:style-name="T57">Cost based</text:span> and <text:span text:style-name="T57">rule based</text:span> optimization. Cost will generated better execution plan than rule based</text:p>
      <text:p text:style-name="P4"/>
      <text:h text:style-name="P90" text:outline-level="5"><text:bookmark-start text:name="__RefHeading___Toc2576_849114090"/><text:span text:style-name="T5">How will you specify a query to use full table scan even though it is having index</text:span>?<text:bookmark-end text:name="__RefHeading___Toc2576_849114090"/></text:h>
      <text:p text:style-name="P4"/>
      <text:p text:style-name="P4">Using hint<text:span text:style-name="T48">s</text:span></text:p>
      <text:p text:style-name="P4"/>
      <text:h text:style-name="P90" text:outline-level="5"><text:bookmark-start text:name="__RefHeading___Toc2578_849114090"/><text:span text:style-name="T5">How do you identify which sessions are locking the objects? What is the way to clear them</text:span>?<text:bookmark-end text:name="__RefHeading___Toc2578_849114090"/></text:h>
      <text:p text:style-name="P4"/>
      <text:p text:style-name="P4">By combining <text:span text:style-name="T48">v</text:span>$locked_object and v$session</text:p>
      <text:p text:style-name="P4"/>
      <text:h text:style-name="P90" text:outline-level="5"><text:bookmark-start text:name="__RefHeading___Toc2580_849114090"/><text:span text:style-name="T5">If we observe latch hit ratio is high, is it a good or bad sign</text:span>?<text:bookmark-end text:name="__RefHeading___Toc2580_849114090"/></text:h>
      <text:p text:style-name="P4"/>
      <text:p text:style-name="P4">It is a good sign as every statement need not to wait for the free buffer</text:p>
      <text:p text:style-name="P4"/>
      <text:h text:style-name="P90" text:outline-level="5"><text:bookmark-start text:name="__RefHeading___Toc2582_849114090"/><text:span text:style-name="T5">In your experience, what are the different wait events noticed and tell how you resolved them</text:span>?<text:bookmark-end text:name="__RefHeading___Toc2582_849114090"/></text:h>
      <text:p text:style-name="P4"/>
      <text:p text:style-name="P4">Read the PT docs provided and explain any 2 or 3 of them with solutions</text:p>
      <text:p text:style-name="P4"><text:soft-page-break/></text:p>
      <text:p text:style-name="P74">buffer busy waits</text:p>
      <text:p text:style-name="P79">- Poor SQL</text:p>
      <text:p text:style-name="P79">- Has the execution plan changed recently?</text:p>
      <text:p text:style-name="P80">- Does the SQL need tuning?</text:p>
      <text:p text:style-name="P79">- Is the SGA (buffer pool) too small?</text:p>
      <text:p text:style-name="P62"/>
      <text:p text:style-name="P62"/>
      <text:p text:style-name="P74">db file scattered read</text:p>
      <text:p text:style-name="P79">- Full table scan</text:p>
      <text:p text:style-name="P79">- Increase size of SGA</text:p>
      <text:p text:style-name="P79">- Tune the SQL</text:p>
      <text:p text:style-name="P79">- Use indexes, check execution plan, …</text:p>
      <text:p text:style-name="P81"/>
      <text:p text:style-name="P82">log file sync</text:p>
      <text:p text:style-name="P79">-Overcommitting (too many commits)</text:p>
      <text:p text:style-name="P79">- Check the disks that house the redo logs. Is there contention?</text:p>
      <text:p text:style-name="P79">- What raid is used?</text:p>
      <text:p text:style-name="P79">- Check the number of commits and rollbacks per second (v$sysstat).</text:p>
      <text:p text:style-name="P83"/>
      <text:h text:style-name="P92" text:outline-level="5"><text:bookmark-start text:name="__RefHeading___Toc2584_849114090"/>How do you check what SQL is running for a sessin?<text:bookmark-end text:name="__RefHeading___Toc2584_849114090"/></text:h>
      <text:p text:style-name="P14"/>
      <text:p text:style-name="P51">Check <text:span text:style-name="T57">v$sql</text:span><text:span text:style-name="T75"> and </text:span><text:span text:style-name="T57">v$sql_area </text:span></text:p>
      <text:p text:style-name="P28"/>
      <text:h text:style-name="P93" text:outline-level="5"><text:bookmark-start text:name="__RefHeading___Toc2586_849114090"/>Which parameter do you use to bypass parsing?<text:bookmark-end text:name="__RefHeading___Toc2586_849114090"/></text:h>
      <text:p text:style-name="P14"/>
      <text:p text:style-name="P38">cursor_sharing = force</text:p>
      <text:p text:style-name="P14"/>
      <text:h text:style-name="P94" text:outline-level="5"><text:bookmark-start text:name="__RefHeading___Toc2588_849114090"/>How do you collect statistics for a schema?<text:bookmark-end text:name="__RefHeading___Toc2588_849114090"/></text:h>
      <text:p text:style-name="P14"/>
      <text:p text:style-name="P39">exec <text:span text:style-name="T57">dbms_stats.gather_schema_stats</text:span>(&lt;schema_name&gt;)</text:p>
      <text:p text:style-name="P14"/>
      <text:h text:style-name="P95" text:outline-level="5"><text:bookmark-start text:name="__RefHeading___Toc2590_849114090"/>What value should you use for db_block_size and db_file_multiblock_read_count?<text:bookmark-end text:name="__RefHeading___Toc2590_849114090"/></text:h>
      <text:p text:style-name="P43"/>
      <text:p text:style-name="P41">db_block_size</text:p>
      <text:p text:style-name="P41"><text:tab/><text:span text:style-name="T21">Should be a multiple of the OS block size.</text:span></text:p>
      <text:p text:style-name="P41"><text:tab/>OLTP<text:tab/><text:tab/><text:tab/>8K</text:p>
      <text:p text:style-name="P41"><text:tab/>Data Warehose<text:tab/>32K<text:tab/>(to read many rows at a time)</text:p>
      <text:p text:style-name="P14"/>
      <text:p text:style-name="P42">db_multi_block_read</text:p>
      <text:p text:style-name="P42"><text:tab/>Maximum value is &lt;max IO size&gt;/db_block_size</text:p>
      <text:p text:style-name="P42"><text:tab/>e.g. 128</text:p>
      <text:p text:style-name="P42"><text:tab/><text:span text:style-name="T22">&gt;= Ora 10.2 : Oracle automatically sets the db_file_multiblock_read_count</text:span></text:p>
      <text:p text:style-name="P14"/>
      <text:h text:style-name="P96" text:outline-level="5"><text:bookmark-start text:name="__RefHeading___Toc2592_849114090"/><text:soft-page-break/>How can you fix Contention for Library Caches?<text:bookmark-end text:name="__RefHeading___Toc2592_849114090"/></text:h>
      <text:p text:style-name="P14"/>
      <text:p text:style-name="P46">Increase the shared pool.</text:p>
      <text:p text:style-name="P14"/>
      <text:p text:style-name="P14"/>
      <text:h text:style-name="P97" text:outline-level="5"><text:bookmark-start text:name="__RefHeading___Toc2594_849114090"/>What tools do you use for database tuning?<text:bookmark-end text:name="__RefHeading___Toc2594_849114090"/></text:h>
      <text:p text:style-name="P14"/>
      <text:p text:style-name="P48">- v$ views</text:p>
      <text:p text:style-name="P48">- AWR report</text:p>
      <text:p text:style-name="P48">- tkprof</text:p>
      <text:p text:style-name="P48">- Oracle Enterprise Manager – Tuning Pack</text:p>
      <text:p text:style-name="P14"/>
      <text:h text:style-name="P98" text:outline-level="5"><text:bookmark-start text:name="__RefHeading___Toc2596_849114090"/><text:span text:style-name="T49">How can you find the reason behind “Busy Buffer waits”</text:span>?<text:bookmark-end text:name="__RefHeading___Toc2596_849114090"/></text:h>
      <text:p text:style-name="P14"/>
      <text:p text:style-name="P63">Queries are <text:span text:style-name="T57">waiting for <text:s/>blocks being read into the db cache</text:span>. The <text:span text:style-name="T57">block is busy</text:span> and the s<text:span text:style-name="T57">ession is waiting for it</text:span>.</text:p>
      <text:p text:style-name="P63"/>
      <text:p text:style-name="P63"><text:span text:style-name="T50">- </text:span>Select the P1, P2 and P3 columns from v$session_wait.</text:p>
      <text:p text:style-name="P64">- Get the segment name from dba_segments.</text:p>
      <text:p text:style-name="P63"/>
      <text:p text:style-name="P65"><text:span text:style-name="T50">SELECT</text:span> p1 “File #”, p2 “Block #”, p3 “Reason Code”</text:p>
      <text:p text:style-name="P65"><text:span text:style-name="T50">FROM</text:span> v$session_wait <text:span text:style-name="T50">WHERE</text:span> event = ‘buffer busy waits’;</text:p>
      <text:p text:style-name="P65"/>
      <text:p text:style-name="P66">SELECT owner, segment_name, segment_type</text:p>
      <text:p text:style-name="P66">FROM dba_segments</text:p>
      <text:p text:style-name="P66">WHERE file_id= &amp;p1 AND &amp;p2 BETWEEN block_id and block_id + blocks – 1;</text:p>
      <text:p text:style-name="P14"/>
      <text:p text:style-name="P14"/>
      <text:h text:style-name="P99" text:outline-level="5"><text:bookmark-start text:name="__RefHeading___Toc2598_849114090"/><text:span text:style-name="T51">Which factors are you using when you consider to create an index</text:span>?<text:bookmark-end text:name="__RefHeading___Toc2598_849114090"/></text:h>
      <text:p text:style-name="P14"/>
      <text:p text:style-name="P70">- <text:span text:style-name="T57">Size of table</text:span> / volume of data</text:p>
      <text:p text:style-name="P70">- <text:span text:style-name="T57">Cardinality</text:span></text:p>
      <text:p text:style-name="P70">- Frequency of <text:span text:style-name="T57">usage of the column in where conditions</text:span></text:p>
      <text:p text:style-name="P53"><text:s/></text:p>
      <text:h text:style-name="P99" text:outline-level="5"><text:bookmark-start text:name="__RefHeading___Toc2600_849114090"/><text:span text:style-name="T52">How do you delete statistics</text:span>?<text:bookmark-end text:name="__RefHeading___Toc2600_849114090"/></text:h>
      <text:p text:style-name="P14"/>
      <text:p text:style-name="P52"><text:span text:style-name="T17">Analyze table &lt;table&gt; delete statistics;</text:span> </text:p>
      <text:p text:style-name="P14"/>
      <text:h text:style-name="P99" text:outline-level="5"><text:bookmark-start text:name="__RefHeading___Toc2602_849114090"/><text:span text:style-name="T53">When should you increase copy latches</text:span>?<text:bookmark-end text:name="__RefHeading___Toc2602_849114090"/></text:h>
      <text:p text:style-name="P14"/>
      <text:p text:style-name="P67">-When you get excessive contention for the copy latches as shown by the “redo copy” latch hit ratio. You can increase copy latches via the initialization parameter LOG_SIMULTANEOUS_COPIES to twice the number of CPUs on your system.</text:p>
      <text:p text:style-name="P14"/>
      <text:p text:style-name="P14"/>
      <text:h text:style-name="P100" text:outline-level="5"><text:bookmark-start text:name="__RefHeading___Toc2604_849114090"/><text:soft-page-break/><text:span text:style-name="T54">Dba_rollback_segs View shows a large number of shrinks and they are of relatively small size. Is this a problem? How Can It Be Fixed If It Is A Problem?</text:span>?<text:bookmark-end text:name="__RefHeading___Toc2604_849114090"/></text:h>
      <text:p text:style-name="P14"/>
      <text:p text:style-name="P68">A large number of small shrinks indicates that the <text:span text:style-name="T57">rollback segments are too small</text:span>.</text:p>
      <text:p text:style-name="P68">Ideally you have no shrinks or a small number of large shrinks. </text:p>
      <text:p text:style-name="P68"><text:span text:style-name="T57">Increase the size of the </text:span><text:span text:style-name="T72">OPTIMAL parameter</text:span><text:span text:style-name="T55"> for </text:span>extents <text:span text:style-name="T55">in rollback segments to a bigger value.</text:span></text:p>
      <text:p text:style-name="P68"/>
      <text:p text:style-name="P69">==&gt; Not sure if you still do it now as Oracle autotunes.</text:p>
      <text:p text:style-name="P69"/>
      <text:p text:style-name="P29"/>
      <text:p text:style-name="P24"/>
      <text:p text:style-name="P24"/>
      <text:p text:style-name="P7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4"><text:a xlink:type="simple" xlink:href="#__RefHeading___Toc2480_849114090" text:style-name="Index_20_Link" text:visited-style-name="Index_20_Link">1. Till yesterday a query is giving output in 1 min. Today it is taking 5 min. how you will troubleshoot this problem?<text:tab/>1</text:a></text:p>
          <text:p text:style-name="P84"><text:a xlink:type="simple" xlink:href="#__RefHeading___Toc2482_849114090" text:style-name="Index_20_Link" text:visited-style-name="Index_20_Link">2. <text:s/>A job which will generally execute in 1 hour, now it’s running for 5 hours, what can be done to find out the problem?<text:tab/>1</text:a></text:p>
          <text:p text:style-name="P84"><text:a xlink:type="simple" xlink:href="#__RefHeading___Toc2484_849114090" text:style-name="Index_20_Link" text:visited-style-name="Index_20_Link">3. Users are complaining that database is running slow everyday between 11 AM and 2 PM. How to find out what’s going wrong during that time?<text:tab/>1</text:a></text:p>
          <text:p text:style-name="P84"><text:a xlink:type="simple" xlink:href="#__RefHeading___Toc2486_849114090" text:style-name="Index_20_Link" text:visited-style-name="Index_20_Link">4. What is the purpose of collecting statistics?<text:tab/>1</text:a></text:p>
          <text:p text:style-name="P84"><text:a xlink:type="simple" xlink:href="#__RefHeading___Toc2488_849114090" text:style-name="Index_20_Link" text:visited-style-name="Index_20_Link">5. If you need to schedule a new analyze job for a single large schema, how will you do that?<text:tab/>2</text:a></text:p>
          <text:p text:style-name="P84"><text:a xlink:type="simple" xlink:href="#__RefHeading___Toc2490_849114090" text:style-name="Index_20_Link" text:visited-style-name="Index_20_Link">6. What things will you check in an explain plan?<text:tab/>2</text:a></text:p>
          <text:p text:style-name="P84"><text:a xlink:type="simple" xlink:href="#__RefHeading___Toc2492_849114090" text:style-name="Index_20_Link" text:visited-style-name="Index_20_Link">7. Have you ever done partitioning? What is its use?<text:tab/>2</text:a></text:p>
          <text:p text:style-name="P84"><text:a xlink:type="simple" xlink:href="#__RefHeading___Toc2494_849114090" text:style-name="Index_20_Link" text:visited-style-name="Index_20_Link">8. Why go for composite partitioning?<text:tab/>2</text:a></text:p>
          <text:p text:style-name="P84"><text:a xlink:type="simple" xlink:href="#__RefHeading___Toc2496_849114090" text:style-name="Index_20_Link" text:visited-style-name="Index_20_Link">9. What is the difference between local and global index?<text:tab/>2</text:a></text:p>
          <text:p text:style-name="P84"><text:a xlink:type="simple" xlink:href="#__RefHeading___Toc2498_849114090" text:style-name="Index_20_Link" text:visited-style-name="Index_20_Link">10. How will you re-organize the database?<text:tab/>2</text:a></text:p>
          <text:p text:style-name="P84"><text:a xlink:type="simple" xlink:href="#__RefHeading___Toc2500_849114090" text:style-name="Index_20_Link" text:visited-style-name="Index_20_Link">11. Why are indexes becoming unusable during a table move?<text:tab/>2</text:a></text:p>
          <text:p text:style-name="P84"><text:a xlink:type="simple" xlink:href="#__RefHeading___Toc2502_849114090" text:style-name="Index_20_Link" text:visited-style-name="Index_20_Link">12. Can we move a table to the same tablespace?<text:tab/>2</text:a></text:p>
          <text:p text:style-name="P84"><text:a xlink:type="simple" xlink:href="#__RefHeading___Toc2504_849114090" text:style-name="Index_20_Link" text:visited-style-name="Index_20_Link">13. What should be the frequency of performing re-organization in a database?<text:tab/>2</text:a></text:p>
          <text:p text:style-name="P84"><text:a xlink:type="simple" xlink:href="#__RefHeading___Toc2506_849114090" text:style-name="Index_20_Link" text:visited-style-name="Index_20_Link">14. How can you avoid fragmentation in a table?<text:tab/>3</text:a></text:p>
          <text:p text:style-name="P84"><text:a xlink:type="simple" xlink:href="#__RefHeading___Toc2508_849114090" text:style-name="Index_20_Link" text:visited-style-name="Index_20_Link">15. What is the difference between Compute and Estimate statistics?<text:tab/>3</text:a></text:p>
          <text:p text:style-name="P84"><text:a xlink:type="simple" xlink:href="#__RefHeading___Toc2510_849114090" text:style-name="Index_20_Link" text:visited-style-name="Index_20_Link">16. What is the difference between row chaining and row migration?<text:tab/>3</text:a></text:p>
          <text:p text:style-name="P84"><text:a xlink:type="simple" xlink:href="#__RefHeading___Toc2514_849114090" text:style-name="Index_20_Link" text:visited-style-name="Index_20_Link">17. What is the benefit of using indexes?<text:tab/>3</text:a></text:p>
          <text:p text:style-name="P84"><text:a xlink:type="simple" xlink:href="#__RefHeading___Toc2516_849114090" text:style-name="Index_20_Link" text:visited-style-name="Index_20_Link">18. How do index work in the database?<text:tab/>3</text:a></text:p>
          <text:p text:style-name="P84"><text:a xlink:type="simple" xlink:href="#__RefHeading___Toc2518_849114090" text:style-name="Index_20_Link" text:visited-style-name="Index_20_Link">19. You want to drop and re-create a parent table. How will you do that without affecting child tables?<text:tab/>3</text:a></text:p>
          <text:p text:style-name="P84"><text:a xlink:type="simple" xlink:href="#__RefHeading___Toc2520_849114090" text:style-name="Index_20_Link" text:visited-style-name="Index_20_Link">20. How you would go about increasing buffer cache hit ratio? Which view will help in this case?<text:tab/>4</text:a></text:p>
          <text:p text:style-name="P84"><text:a xlink:type="simple" xlink:href="#__RefHeading___Toc2522_849114090" text:style-name="Index_20_Link" text:visited-style-name="Index_20_Link">21. What is the difference between locks and latches?<text:tab/>4</text:a></text:p>
          <text:p text:style-name="P84"><text:a xlink:type="simple" xlink:href="#__RefHeading___Toc2524_849114090" text:style-name="Index_20_Link" text:visited-style-name="Index_20_Link">22. How will you manage locks?<text:tab/>4</text:a></text:p>
          <text:p text:style-name="P84"><text:a xlink:type="simple" xlink:href="#__RefHeading___Toc2526_849114090" text:style-name="Index_20_Link" text:visited-style-name="Index_20_Link">23. What is the difference between a DB File Sequential Read and a DB File Scattered Read?<text:tab/>4</text:a></text:p>
          <text:p text:style-name="P84"><text:a xlink:type="simple" xlink:href="#__RefHeading___Toc2528_849114090" text:style-name="Index_20_Link" text:visited-style-name="Index_20_Link">24. What are the 3 advisory statistics that you can collect?<text:tab/>4</text:a></text:p>
          <text:p text:style-name="P84"><text:a xlink:type="simple" xlink:href="#__RefHeading___Toc2530_849114090" text:style-name="Index_20_Link" text:visited-style-name="Index_20_Link">25. What will you check in a TKPROF report?<text:tab/>4</text:a></text:p>
          <text:p text:style-name="P84"><text:a xlink:type="simple" xlink:href="#__RefHeading___Toc2532_849114090" text:style-name="Index_20_Link" text:visited-style-name="Index_20_Link">26. How to you use tkprof?<text:tab/>4</text:a></text:p>
          <text:p text:style-name="P84"><text:a xlink:type="simple" xlink:href="#__RefHeading___Toc2534_849114090" text:style-name="Index_20_Link" text:visited-style-name="Index_20_Link">27. What is the use of keep cache and recycle cache?<text:tab/>5</text:a></text:p>
          <text:p text:style-name="P84"><text:a xlink:type="simple" xlink:href="#__RefHeading___Toc2536_849114090" text:style-name="Index_20_Link" text:visited-style-name="Index_20_Link">28. How you will determine for which resources sessions are waiting for?<text:tab/>5</text:a></text:p>
          <text:p text:style-name="P84"><text:a xlink:type="simple" xlink:href="#__RefHeading___Toc2538_849114090" text:style-name="Index_20_Link" text:visited-style-name="Index_20_Link">29. What is the difference between a statspack and AWR report?<text:tab/>5</text:a></text:p>
          <text:p text:style-name="P84"><text:a xlink:type="simple" xlink:href="#__RefHeading___Toc2540_849114090" text:style-name="Index_20_Link" text:visited-style-name="Index_20_Link">30. How will you analyze AWR report?<text:tab/>5</text:a></text:p>
          <text:p text:style-name="P84"><text:a xlink:type="simple" xlink:href="#__RefHeading___Toc2542_849114090" text:style-name="Index_20_Link" text:visited-style-name="Index_20_Link">31. What are top 5 timed events in AWR report?<text:tab/>5</text:a></text:p>
          <text:p text:style-name="P84"><text:a xlink:type="simple" xlink:href="#__RefHeading___Toc2544_849114090" text:style-name="Index_20_Link" text:visited-style-name="Index_20_Link">32. What is ADDM in 10g?<text:tab/>5</text:a></text:p>
          <text:p text:style-name="P84"><text:a xlink:type="simple" xlink:href="#__RefHeading___Toc2546_849114090" text:style-name="Index_20_Link" text:visited-style-name="Index_20_Link">33. What is the difference between ANALYZE and DBMS_STATS?<text:tab/>5</text:a></text:p>
          <text:p text:style-name="P84"><text:a xlink:type="simple" xlink:href="#__RefHeading___Toc2548_849114090" text:style-name="Index_20_Link" text:visited-style-name="Index_20_Link">34. When to use more than one DBWR process?<text:tab/>5</text:a></text:p>
          <text:p text:style-name="P84"><text:a xlink:type="simple" xlink:href="#__RefHeading___Toc2550_849114090" text:style-name="Index_20_Link" text:visited-style-name="Index_20_Link">35. When does a database object become invalid?<text:tab/>6</text:a></text:p>
          <text:p text:style-name="P84"><text:a xlink:type="simple" xlink:href="#__RefHeading___Toc2552_849114090" text:style-name="Index_20_Link" text:visited-style-name="Index_20_Link">36. How to find the number of blocks a table occupies?<text:tab/>6</text:a></text:p>
          <text:p text:style-name="P84"><text:a xlink:type="simple" xlink:href="#__RefHeading___Toc2554_849114090" text:style-name="Index_20_Link" text:visited-style-name="Index_20_Link">37. In which situations will you increase the SHARED_POOL_SIZE parameter?<text:tab/>6</text:a></text:p>
          <text:p text:style-name="P84"><text:a xlink:type="simple" xlink:href="#__RefHeading___Toc2556_849114090" text:style-name="Index_20_Link" text:visited-style-name="Index_20_Link">38. Which parameter helps in giving complete output for TKPROF report?<text:tab/>6</text:a></text:p>
          <text:p text:style-name="P84"><text:a xlink:type="simple" xlink:href="#__RefHeading___Toc2558_849114090" text:style-name="Index_20_Link" text:visited-style-name="Index_20_Link">39. When looking at v$sysstat, you observed sort(disk) is high, is this good or bad? If bad, how you correct it?<text:tab/>6</text:a></text:p>
          <text:p text:style-name="P84"><text:a xlink:type="simple" xlink:href="#__RefHeading___Toc2560_849114090" text:style-name="Index_20_Link" text:visited-style-name="Index_20_Link">40. What is the difference between instantaneous and cumulative buffer hit ratio?<text:tab/>6</text:a></text:p>
          <text:p text:style-name="P84"><text:a xlink:type="simple" xlink:href="#__RefHeading___Toc2562_849114090" text:style-name="Index_20_Link" text:visited-style-name="Index_20_Link">41. If a tablespace is having zero pctincrease value, what could be the problem with </text:a><text:soft-page-break/><text:a xlink:type="simple" xlink:href="#__RefHeading___Toc2562_849114090" text:style-name="Index_20_Link" text:visited-style-name="Index_20_Link">SMON?<text:tab/>6</text:a></text:p>
          <text:p text:style-name="P84"><text:a xlink:type="simple" xlink:href="#__RefHeading___Toc2564_849114090" text:style-name="Index_20_Link" text:visited-style-name="Index_20_Link">42. How can you tell if a tablespace has excessive fragmentation?<text:tab/>6</text:a></text:p>
          <text:p text:style-name="P84"><text:a xlink:type="simple" xlink:href="#__RefHeading___Toc2566_849114090" text:style-name="Index_20_Link" text:visited-style-name="Index_20_Link">43. What can cause high value for recursive calls? How to fix it?<text:tab/>7</text:a></text:p>
          <text:p text:style-name="P84"><text:a xlink:type="simple" xlink:href="#__RefHeading___Toc2568_849114090" text:style-name="Index_20_Link" text:visited-style-name="Index_20_Link">44. How will you identify if a deadlock occurred and what immediate action you will take?<text:tab/>7</text:a></text:p>
          <text:p text:style-name="P84"><text:a xlink:type="simple" xlink:href="#__RefHeading___Toc2570_849114090" text:style-name="Index_20_Link" text:visited-style-name="Index_20_Link">45. What is ORA-600 error and what causes it to occur? How to resolve it?<text:tab/>7</text:a></text:p>
          <text:p text:style-name="P84"><text:a xlink:type="simple" xlink:href="#__RefHeading___Toc2572_849114090" text:style-name="Index_20_Link" text:visited-style-name="Index_20_Link">46. How will Oracle maintain read consistency always?<text:tab/>7</text:a></text:p>
          <text:p text:style-name="P84"><text:a xlink:type="simple" xlink:href="#__RefHeading___Toc2574_849114090" text:style-name="Index_20_Link" text:visited-style-name="Index_20_Link">47. How many types of optimizers are there? What is the difference between them?<text:tab/>7</text:a></text:p>
          <text:p text:style-name="P84"><text:a xlink:type="simple" xlink:href="#__RefHeading___Toc2576_849114090" text:style-name="Index_20_Link" text:visited-style-name="Index_20_Link">48. How will you specify a query to use full table scan even though it is having index?<text:tab/>7</text:a></text:p>
          <text:p text:style-name="P84"><text:a xlink:type="simple" xlink:href="#__RefHeading___Toc2578_849114090" text:style-name="Index_20_Link" text:visited-style-name="Index_20_Link">49. How do you identify which sessions are locking the objects? What is the way to clear them?<text:tab/>7</text:a></text:p>
          <text:p text:style-name="P84"><text:a xlink:type="simple" xlink:href="#__RefHeading___Toc2580_849114090" text:style-name="Index_20_Link" text:visited-style-name="Index_20_Link">50. If we observe latch hit ratio is high, is it a good or bad sign?<text:tab/>7</text:a></text:p>
          <text:p text:style-name="P84"><text:a xlink:type="simple" xlink:href="#__RefHeading___Toc2582_849114090" text:style-name="Index_20_Link" text:visited-style-name="Index_20_Link">51. In your experience, what are the different wait events noticed and tell how you resolved them?<text:tab/>7</text:a></text:p>
          <text:p text:style-name="P84"><text:a xlink:type="simple" xlink:href="#__RefHeading___Toc2584_849114090" text:style-name="Index_20_Link" text:visited-style-name="Index_20_Link">52. How do you check what SQL is running for a sessin?<text:tab/>8</text:a></text:p>
          <text:p text:style-name="P84"><text:a xlink:type="simple" xlink:href="#__RefHeading___Toc2586_849114090" text:style-name="Index_20_Link" text:visited-style-name="Index_20_Link">53. Which parameter do you use to bypass parsing?<text:tab/>8</text:a></text:p>
          <text:p text:style-name="P84"><text:a xlink:type="simple" xlink:href="#__RefHeading___Toc2588_849114090" text:style-name="Index_20_Link" text:visited-style-name="Index_20_Link">54. How do you collect statistics for a schema?<text:tab/>8</text:a></text:p>
          <text:p text:style-name="P84"><text:a xlink:type="simple" xlink:href="#__RefHeading___Toc2590_849114090" text:style-name="Index_20_Link" text:visited-style-name="Index_20_Link">55. What value should you use for db_block_size and db_file_multiblock_read_count?<text:tab/>8</text:a></text:p>
          <text:p text:style-name="P84"><text:a xlink:type="simple" xlink:href="#__RefHeading___Toc2592_849114090" text:style-name="Index_20_Link" text:visited-style-name="Index_20_Link">56. How can you fix Contention for Library Caches?<text:tab/>9</text:a></text:p>
          <text:p text:style-name="P84"><text:a xlink:type="simple" xlink:href="#__RefHeading___Toc2594_849114090" text:style-name="Index_20_Link" text:visited-style-name="Index_20_Link">57. What tools do you use for database tuning?<text:tab/>9</text:a></text:p>
          <text:p text:style-name="P84"><text:a xlink:type="simple" xlink:href="#__RefHeading___Toc2596_849114090" text:style-name="Index_20_Link" text:visited-style-name="Index_20_Link">58. How can you find the reason behind “Busy Buffer waits”?<text:tab/>9</text:a></text:p>
          <text:p text:style-name="P84"><text:a xlink:type="simple" xlink:href="#__RefHeading___Toc2598_849114090" text:style-name="Index_20_Link" text:visited-style-name="Index_20_Link">59. Which factors are you using when you consider to create an index?<text:tab/>9</text:a></text:p>
          <text:p text:style-name="P84"><text:a xlink:type="simple" xlink:href="#__RefHeading___Toc2600_849114090" text:style-name="Index_20_Link" text:visited-style-name="Index_20_Link">60. How do you delete statistics?<text:tab/>9</text:a></text:p>
          <text:p text:style-name="P84"><text:a xlink:type="simple" xlink:href="#__RefHeading___Toc2602_849114090" text:style-name="Index_20_Link" text:visited-style-name="Index_20_Link">61. When should you increase copy latches?<text:tab/>9</text:a></text:p>
          <text:p text:style-name="P84"><text:a xlink:type="simple" xlink:href="#__RefHeading___Toc2604_849114090" text:style-name="Index_20_Link" text:visited-style-name="Index_20_Link">62. Dba_rollback_segs View shows a large number of shrinks and they are of relatively small size. Is this a problem? How Can It Be Fixed If It Is A Problem??<text:tab/>10</text:a></text:p>
        </text:index-body>
      </text:table-of-conten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2e39c7"/>
    </style:style>
    <style:page-layout style:name="Mpm1">
      <style:page-layout-properties fo:page-width="21.001cm" fo:page-height="29.7cm" style:num-format="1" style:print-orientation="portrait" fo:margin-top="1.6cm" fo:margin-bottom="1.6cm" fo:margin-left="1.799cm" fo:margin-right="1.7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Oracle Tuning2 ---<text:tab/><text:tab/></text:span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do </meta:initial-creator>
    <meta:creation-date>2014-12-07T08:55:23.547408200</meta:creation-date>
    <dc:date>2018-03-21T14:32:03.875746263</dc:date>
    <meta:editing-duration>PT7H48M35S</meta:editing-duration>
    <meta:editing-cycles>174</meta:editing-cycles>
    <meta:generator>LibreOffice/5.3.1.2$Linux_X86_64 LibreOffice_project/30m0$Build-2</meta:generator>
    <meta:document-statistic meta:table-count="0" meta:image-count="0" meta:object-count="0" meta:page-count="12" meta:paragraph-count="298" meta:word-count="2980" meta:character-count="16348" meta:non-whitespace-character-count="13666"/>
  </office:meta>
</office:document-meta>
</file>